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roman" style:font-pitch="variable"/>
    <style:font-face style:name="Times New Roman" svg:font-family="'Times New Roman'" style:font-adornments="Normal"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ing_20_1" style:master-page-name="">
      <style:paragraph-properties fo:margin-left="0cm" fo:margin-right="0cm" fo:text-align="center" style:justify-single-word="false" fo:text-indent="0cm" style:auto-text-indent="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margin-left="1.251cm" fo:margin-right="0cm" fo:text-indent="0cm" style:auto-text-indent="false"/>
    </style:style>
    <style:style style:name="P4" style:family="paragraph" style:parent-style-name="Fases"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prefix="Fase " style:num-suffix=": " style:num-format="1">
        <style:list-level-properties text:space-before="0.199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rabalho de Formatura – Projeto Inicial</text:h>
      <text:h text:style-name="Heading_20_2" text:outline-level="2">Objetivo</text:h>
      <text:p text:style-name="Text_20_body">Pesquisar e desenhar uma plataforma que permita a um professor/especialista cadastrar e gerenciar diferentes métodos e algoritmos ligados à Econometria, acompanhados de exemplos e material de apoio, de forma a disponibilizar este material como subsídio ao aprendizado.</text:p>
      <text:h text:style-name="Heading_20_2" text:outline-level="2">Participantes</text:h>
      <text:p text:style-name="Text_20_body">O <text:span text:style-name="T1">orientando</text:span> é o estudante Carlos Duarte do Nascimento, aluno do Bacharelado em Matemática Aplicada e Computacional do IME/USP, na habilitação em Estatística Econômica.</text:p>
      <text:p text:style-name="Text_20_body">O <text:span text:style-name="T1">orientador</text:span> é o Professor Doutor Cicely Moitinho Amaral, livre-docente pela USP em 1973 e doutor pela mesma instituição em 1979, na área de Ciências Sociais Aplicadas.</text:p>
      <text:h text:style-name="Heading_20_2" text:outline-level="2">Motivação</text:h>
      <text:p text:style-name="Text_20_body">A parte prática de um curso de Econometria exige o uso de um software capaz de trabalhar na prática os modelos vistos em sala de aula. Tradicionalmente utiliza-se um pacote especializado, tal como o <text:span text:style-name="T2">Eviews</text:span><text:span text:style-name="T3"> ou o o </text:span><text:span text:style-name="T2">???</text:span>. Alternativamente, trabalha-se com <text:span text:style-name="T3">módulos de extensão para softwares matemáticos tradicionais, como </text:span><text:span text:style-name="T2">Matlab</text:span><text:span text:style-name="T3"> ou </text:span><text:span text:style-name="T2">S-Plus/R</text:span><text:span text:style-name="T3">. </text:span></text:p>
      <text:p text:style-name="P2">Apesar da vantagem prática de aproveitar o ensino de Econometria para treinar o aluno no uso de um software que ele irá encontrar no mercado, tal abordagem muitas vezes mascara os detalhes do processo matemático envolvido em cada aplicação, particularmente dos algoritmos utilizados. Isto não ocorre por acaso: o objetivo de tais softwares, voltados para o uso profissional, é justamente automatizar estas tarefas “básicas”.</text:p>
      <text:p text:style-name="P2">Outra dificuldade desta abordagem é a disponibilidade limitada deste tipo de software – tanto pelo custo das licenças, quanto pela limitação nas plataformas (sistemas operacionais) para os quais os mesmos são disponibilizados.</text:p>
      <text:h text:style-name="Heading_20_2" text:outline-level="2">Formato</text:h>
      <text:p text:style-name="Text_20_body">A meta de alcance universal sugere que a plataforma disponibilize os algoritmos através de um navegador (<text:span text:style-name="T2">browser</text:span><text:span text:style-name="T3">) web, através do qual o aluno poderia </text:span><text:s text:c="2"/>aprender detalhes sobre o funcionamento dos algoritmos/métodos, executá-los com dados de exemplo ou com seus próprios dados, e, idealmente, até experimentar mudanças nos mesmos.</text:p>
      <text:p text:style-name="Text_20_body">Para o professor, a plataforma deve possibilitar um meio de cadastro e reuso dos algoritmos – tanto os já cadastrados quanto os eventualmente disponíveis em publicações acadêmicas. Para tanto é importante que os algoritmos sejam expressos usando uma linguagem de uso geral (ex.: Java, FORTRAN), e é desejável que a plataforma como um todo seja implementada na mesma linguagem, usando mecanismos pré-existentes para a execução sob demanda dos mesmo (Java, LISP e outras linguagens com mecanismos de auto-referência são ferramentas apropriadas neste sentido).</text:p>
      <text:h text:style-name="Heading_20_2" text:outline-level="2">Plano de Trabalho</text:h>
      <text:p text:style-name="P3">O trabalho pode ser dividido nas cinco fases descritas abaixo. É importante notar que, mesmo havendo um encadeamento, a característica de pesquisa sugere que as fases posteriores realimentem as primeiras fases, devendo o cronograma contar </text:p>
      <text:list text:style-name="L2">
        <text:list-item>
          <text:p text:style-name="P4">Projeto Técnico</text:p>
        </text:list-item>
      </text:list>
      <text:p text:style-name="Text_20_body">Nesta fase (já em andamento) o escopo da plataforma será definido, através de pesquisa de trabalhos já existentes (incluindo o já mencionado trabalho do Prof. Cicely), e, com base nele, os detalhes de arquitetura de software serão delineados.</text:p>
      <text:list text:style-name="L2" text:continue-numbering="true">
        <text:list-item>
          <text:p text:style-name="P4">Pesquisa de Algoritmos</text:p>
        </text:list-item>
      </text:list>
      <text:p text:style-name="Text_20_body">Uma vez que se tenha uma definição do funcionamento básico da plataforma, será iniciado um trabalho de seleção dos métodos matemáticos e algoritmos que serão cadastrados no sistema. O critério será buscar algoritmos relevantes para o ensino de Econometria e os algoritmos dos quais os mesmos dependam (ex.: decomposição de matrizes para ???), e esta fase já permitirá verificar o ajuste do projeto às metas determinadas.</text:p>
      <text:list text:style-name="L2" text:continue-numbering="true">
        <text:list-item>
          <text:p text:style-name="P4">Implementação</text:p>
        </text:list-item>
      </text:list>
      <text:p text:style-name="Text_20_body">Um subconjunto das características definidas nos passos anteriores será implementado, tão abrangente quanto possível. Eventuais obstáculos encontrados permitirão o refinamento das definições anteriores.</text:p>
      <text:list text:style-name="L2" text:continue-numbering="true">
        <text:list-item>
          <text:p text:style-name="P4">Cadastro de Algoritmos</text:p>
        </text:list-item>
      </text:list>
      <text:p text:style-name="Text_20_body">Uma vez que se tenha um protótipo funcional, algoritmos poderão ser cadastrados nele, e isto ajudará a identificar eventuais melhorias tanto no tratamento dado pela plataforma, quanto na maneira com que estes algoritmos estão especificados.</text:p>
      <text:list text:style-name="L2" text:continue-numbering="true">
        <text:list-item>
          <text:p text:style-name="P4">Testes</text:p>
        </text:list-item>
      </text:list>
      <text:p text:style-name="Text_20_body">Após a inserção dos algoritmos no sistema, deve ser realizado algum tipo de teste de campo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roman" style:font-pitch="variable"/>
    <style:font-face style:name="Times New Roman" svg:font-family="'Times New Roman'" style:font-adornments="Normal"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pt" fo:country="BR" style:font-name-asian="DejaVu Sans2" style:font-size-asian="12pt" style:language-asian="pt" style:country-asian="BR" style:font-name-complex="DejaVu Sans2"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199cm" fo:margin-right="0cm" fo:margin-top="0cm" fo:margin-bottom="0.212cm" fo:text-align="justify" style:justify-single-word="false" fo:text-indent="0cm" style:auto-text-indent="false"/>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ases" style:family="paragraph" style:parent-style-name="Text_20_body" style:class="text">
      <style:paragraph-properties fo:margin-left="1cm" fo:margin-right="0cm" fo:text-indent="0cm" style:auto-text-indent="false"/>
      <style:text-properties fo:font-style="italic" fo:font-weight="normal"/>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Linux OpenOffice.org_project/680m5$Build-9073</meta:generator>
    <meta:initial-creator>Carlos Nascimento</meta:initial-creator>
    <meta:creation-date>2007-05-02T14:40:45</meta:creation-date>
    <dc:creator>Carlos Nascimento</dc:creator>
    <dc:date>2007-05-02T16:41:26</dc:date>
    <dc:language>pt-BR</dc:language>
    <meta:editing-cycles>3</meta:editing-cycles>
    <meta:editing-duration>PT48M47S</meta:editing-duration>
    <meta:user-defined meta:name="Info 1"/>
    <meta:user-defined meta:name="Info 2"/>
    <meta:user-defined meta:name="Info 3"/>
    <meta:user-defined meta:name="Info 4"/>
    <meta:document-statistic meta:table-count="0" meta:image-count="0" meta:object-count="0" meta:page-count="2" meta:paragraph-count="25" meta:word-count="610" meta:character-count="4090"/>
  </office:meta>
</office:document-meta>
</file>